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5"/>
    <style:style style:name="P3" style:family="paragraph" style:parent-style-name="Standard" style:list-style-name="L8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aggy Ten Commandments</text:h>
      <text:h text:style-name="Heading_20_2" text:outline-level="2">Centre</text:h>
      <text:list xml:id="list308589685" text:style-name="L2">
        <text:list-item>
          <text:p text:style-name="P1">Walk around the red lines, belayers and ropes</text:p>
        </text:list-item>
        <text:list-item>
          <text:p text:style-name="P1">Don't walk under the arches</text:p>
        </text:list-item>
        <text:list-item>
          <text:p text:style-name="P1">Keep below the “Max Feet Line” unless belayed</text:p>
        </text:list-item>
        <text:list-item>
          <text:p text:style-name="P1">Don't hold or stand on metal rings, chains or quickdraws</text:p>
        </text:list-item>
      </text:list>
      <text:h text:style-name="Heading_20_2" text:outline-level="2">Safety/Behaviour</text:h>
      <text:list xml:id="list1547654373" text:style-name="L8">
        <text:list-item>
          <text:p text:style-name="P3">Check your partner before you climb</text:p>
        </text:list-item>
        <text:list-item>
          <text:p text:style-name="P3">Try to belay within the red lines</text:p>
        </text:list-item>
        <text:list-item>
          <text:p text:style-name="P3">Don't swing on the ropes</text:p>
        </text:list-item>
      </text:list>
      <text:h text:style-name="Heading_20_2" text:outline-level="2">Bouldering</text:h>
      <text:list xml:id="list737937013" text:style-name="L5">
        <text:list-item>
          <text:p text:style-name="P2">Remove your harness before bouldering</text:p>
        </text:list-item>
        <text:list-item>
          <text:p text:style-name="P2">Don't climb near, or underneath, other boulderers</text:p>
        </text:list-item>
        <text:list-item>
          <text:p text:style-name="P2">Don't jump down, try to climb down safely</text:p>
        </text:list-item>
      </text:list>
      <text:p text:style-name="P6"/>
      <text:p text:style-name="P6">A high standard of behaviour is expected at all times</text:p>
      <text:p text:style-name="P6">Always listen to your instructors directions, they are there to help you</text:p>
      <text:p text:style-name="P7"/>
      <text:p text:style-name="Horizontal_20_Line"/>
      <text:p text:style-name="P4">Originals</text:p>
      <text:p text:style-name="P4">Safety/Behaviour</text:p>
      <text:p text:style-name="P5">A high standard of behaviour is expected at all times</text:p>
      <text:p text:style-name="P5">Always listen to your instructors directions, they are there to help you</text:p>
      <text:p text:style-name="P5">No swinging on the ropes</text:p>
      <text:p text:style-name="P5">Remember to check your partner before you climb</text:p>
      <text:p text:style-name="P5">Check your partner before you climb</text:p>
      <text:p text:style-name="P5">Belay inside red lines</text:p>
      <text:p text:style-name="Standard"><text:span text:style-name="T1">Bouldering</text:span></text:p>
      <text:p text:style-name="P5">Always climb down on the bouldering wall, Do not jump off</text:p>
      <text:p text:style-name="P5">Always climb down on the bouldering wall, No jumping off</text:p>
      <text:p text:style-name="P5">Always remove your harness before going bouldering</text:p>
      <text:p text:style-name="P5">Never walk under a climber on the bouldering mat</text:p>
      <text:p text:style-name="P4">Centre</text:p>
      <text:p text:style-name="P5">Always walk outside the red lines</text:p>
      <text:p text:style-name="P5">Always Belay inside the red lines</text:p>
      <text:p text:style-name="P5">Stay outside the red lines unless climbing or belaying</text:p>
      <text:p text:style-name="P5">Don't walk through the arches</text:p>
      <text:p text:style-name="P5">Stay below the max feet line unless you are tied in and belayed</text:p>
      <text:p text:style-name="P5">Never pull on, stand on, or put fingers in the bolts, chains or quickdraws</text:p>
      <text:p text:style-name="P5">Never pull or stand on the bolts or chains</text:p>
      <text:p text:style-name="P5">Never pull, stand or put fingers in the bolts, chains or quickdraws</text:p>
      <text:p text:style-name="P5">Never walk under a climber or between belayer and a climber</text:p>
      <text:p text:style-name="P5">Never walk under rop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20:23:34</dc:date>
    <dc:creator>Richard Russon</dc:creator>
    <meta:generator>LibreOffice/3.3$Unix LibreOffice_project/330m19$Build-301</meta:generator>
    <meta:document-statistic meta:table-count="0" meta:image-count="0" meta:object-count="0" meta:page-count="1" meta:paragraph-count="40" meta:word-count="274" meta:character-count="1555"/>
    <meta:editing-duration>PT10M9S</meta:editing-duration>
    <meta:editing-cycles>1</meta:editing-cycles>
  </office:meta>
</office:document-meta>
</file>